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5000001EE24ACC30DBF1D7942.png" manifest:media-type="image/png"/>
  <manifest:file-entry manifest:full-path="Pictures/10000000000001E70000016976DCD8538B7F65E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2d06" officeooo:paragraph-rsid="00072d06" style:font-weight-asian="bold" style:font-weight-complex="bold"/>
    </style:style>
    <style:style style:name="P2" style:family="paragraph" style:parent-style-name="Standard">
      <style:text-properties fo:font-weight="bold" officeooo:rsid="00072d06" officeooo:paragraph-rsid="00072d0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:</text:p>
      <text:p text:style-name="P1"><draw:frame draw:style-name="fr1" draw:name="Image1" text:anchor-type="char" svg:x="0.2228in" svg:y="0.1484in" svg:width="4.0583in" svg:height="3.0083in" draw:z-index="0"><draw:image xlink:href="Pictures/10000000000001E70000016976DCD8538B7F65E7.png" xlink:type="simple" xlink:show="embed" xlink:actuate="onLoad" draw:mime-type="image/png"/></draw:frame><draw:frame draw:style-name="fr1" draw:name="Image2" text:anchor-type="char" svg:x="0.2055in" svg:y="3.7917in" svg:width="4.0417in" svg:height="4.1165in" draw:z-index="1"><draw:image xlink:href="Pictures/10000000000001E5000001EE24ACC30DBF1D79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5:36:22.170000000</meta:creation-date>
    <dc:date>2023-03-10T15:38:44.416000000</dc:date>
    <meta:editing-duration>PT47S</meta:editing-duration>
    <meta:editing-cycles>2</meta:editing-cycles>
    <meta:generator>LibreOffice/7.5.1.2$Windows_X86_64 LibreOffice_project/fcbaee479e84c6cd81291587d2ee68cba099e129</meta:generator>
    <meta:document-statistic meta:table-count="0" meta:image-count="2" meta:object-count="0" meta:page-count="1" meta:paragraph-count="1" meta:word-count="1" meta:character-count="7" meta:non-whitespace-character-count="7"/>
  </office:meta>
</office:document-meta>
</file>